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cc99"/>
      <style:text-properties fo:color="#000000"/>
    </style:style>
    <style:style style:name="ce5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6"/>
        <table:table-column table:style-name="co4" table:default-cell-style-name="ce6"/>
        <table:table-column table:style-name="co4" table:number-columns-repeated="2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3" table:default-cell-style-name="ce11"/>
        <table:table-column table:style-name="co3" table:default-cell-style-name="ce10"/>
        <table:table-column table:style-name="co3" table:number-columns-repeated="3" table:default-cell-style-name="ce14"/>
        <table:table-column table:style-name="co5" table:visibility="collapse" table:default-cell-style-name="ce10"/>
        <table:table-column table:style-name="co4" table:default-cell-style-name="ce11"/>
        <table:table-column table:style-name="co4" table:default-cell-style-name="ce10"/>
        <table:table-column table:style-name="co4" table:number-columns-repeated="3" table:default-cell-style-name="ce14"/>
        <table:table-column table:style-name="co5" table:visibility="collapse" table:default-cell-style-name="ce7"/>
        <table:table-column table:style-name="co4" table:default-cell-style-name="ce11"/>
        <table:table-column table:style-name="co4" table:default-cell-style-name="ce7"/>
        <table:table-column table:style-name="co4" table:number-columns-repeated="2" table:default-cell-style-name="ce14"/>
        <table:table-column table:style-name="co3" table:default-cell-style-name="ce11"/>
        <table:table-column table:style-name="co5" table:visibility="collapse" table:default-cell-style-name="ce7"/>
        <table:table-column table:style-name="co6" table:number-columns-repeated="996" table:default-cell-style-name="Default"/>
        <table:table-row table:style-name="ro1">
          <table:table-cell table:style-name="ce1" office:value-type="string" calcext:value-type="string">
            <text:p>2MASS ID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PI</text:p>
          </table:table-cell>
          <table:table-cell table:style-name="ce5" office:value-type="string" calcext:value-type="string">
            <text:p>EPI</text:p>
          </table:table-cell>
          <table:table-cell table:style-name="ce5" office:value-type="string" calcext:value-type="string">
            <text:p>FL_PI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9" office:value-type="string" calcext:value-type="string">
            <text:p>nu_B7</text:p>
          </table:table-cell>
          <table:table-cell table:style-name="ce12" office:value-type="string" calcext:value-type="string">
            <text:p>FL_B7</text:p>
          </table:table-cell>
          <table:table-cell table:style-name="ce13" office:value-type="string" calcext:value-type="string">
            <text:p>F_B7</text:p>
          </table:table-cell>
          <table:table-cell table:style-name="ce13" office:value-type="string" calcext:value-type="string">
            <text:p>eF_B7</text:p>
          </table:table-cell>
          <table:table-cell table:style-name="ce13" office:value-type="string" calcext:value-type="string">
            <text:p>LIM_B7</text:p>
          </table:table-cell>
          <table:table-cell table:style-name="ce12" office:value-type="string" calcext:value-type="string">
            <text:p>REF_B7</text:p>
          </table:table-cell>
          <table:table-cell table:style-name="ce9" office:value-type="string" calcext:value-type="string">
            <text:p>nu_B6</text:p>
          </table:table-cell>
          <table:table-cell table:style-name="ce12" office:value-type="string" calcext:value-type="string">
            <text:p>FL_B6</text:p>
          </table:table-cell>
          <table:table-cell table:style-name="ce13" office:value-type="string" calcext:value-type="string">
            <text:p>F_B6</text:p>
          </table:table-cell>
          <table:table-cell table:style-name="ce13" office:value-type="string" calcext:value-type="string">
            <text:p>eF_B6</text:p>
          </table:table-cell>
          <table:table-cell table:style-name="ce13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9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13" office:value-type="string" calcext:value-type="string">
            <text:p>F_B3</text:p>
          </table:table-cell>
          <table:table-cell table:style-name="ce13" office:value-type="string" calcext:value-type="string">
            <text:p>eF_B3</text:p>
          </table:table-cell>
          <table:table-cell table:style-name="ce9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0990</text:p>
          </table:table-cell>
          <table:table-cell office:value-type="float" office:value="0.0999" calcext:value-type="float">
            <text:p>0.099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285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795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198</text:p>
          </table:table-cell>
          <table:table-cell office:value-type="float" office:value="0.0617" calcext:value-type="float">
            <text:p>0.061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04</text:p>
          </table:table-cell>
          <table:table-cell office:value-type="float" office:value="0.0389" calcext:value-type="float">
            <text:p>0.038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00</text:p>
          </table:table-cell>
          <table:table-cell office:value-type="float" office:value="0.0866" calcext:value-type="float">
            <text:p>0.08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Ricci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2626+2806032</text:p>
          </table:table-cell>
          <table:table-cell office:value-type="string" calcext:value-type="string">
            <text:p>MHO_1+2</text:p>
          </table:table-cell>
          <table:table-cell office:value-type="float" office:value="7.5397" calcext:value-type="float">
            <text:p>7.5397</text:p>
          </table:table-cell>
          <table:table-cell office:value-type="float" office:value="0.2178" calcext:value-type="float">
            <text:p>0.217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table:style-name="ce8" office:value-type="float" office:value="3.93" calcext:value-type="float">
            <text:p>3.930</text:p>
          </table:table-cell>
          <table:table-cell table:number-columns-repeated="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table:formula="of:=476.7+295.2"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table:formula="of:=216.74+133.34"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357</text:p>
          </table:table-cell>
          <table:table-cell office:value-type="float" office:value="0.5435" calcext:value-type="float">
            <text:p>0.543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2639+2805597</text:p>
          </table:table-cell>
          <table:table-cell office:value-type="string" calcext:value-type="string">
            <text:p>MHO_2_AB</text:p>
          </table:table-cell>
          <table:table-cell office:value-type="float" office:value="7.5397" calcext:value-type="float">
            <text:p>7.5397</text:p>
          </table:table-cell>
          <table:table-cell office:value-type="float" office:value="0.2178" calcext:value-type="float">
            <text:p>0.217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table:style-name="ce8" office:value-type="float" office:value="0.05" calcext:value-type="float">
            <text:p>0.05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3054+2805147</text:p>
          </table:table-cell>
          <table:table-cell office:value-type="string" calcext:value-type="string">
            <text:p>MHO_3_AB</text:p>
          </table:table-cell>
          <table:table-cell office:value-type="float" office:value="7.2133" calcext:value-type="float">
            <text:p>7.2133</text:p>
          </table:table-cell>
          <table:table-cell office:value-type="float" office:value="0.7916" calcext:value-type="float">
            <text:p>0.791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37</text:p>
          </table:table-cell>
          <table:table-cell office:value-type="float" office:value="0.0516" calcext:value-type="float">
            <text:p>0.051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167</text:p>
          </table:table-cell>
          <table:table-cell office:value-type="float" office:value="0.0396" calcext:value-type="float">
            <text:p>0.039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_AB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table:style-name="ce8" office:value-type="float" office:value="0.15" calcext:value-type="float">
            <text:p>0.150</text:p>
          </table:table-cell>
          <table:table-cell office:value-type="string" calcext:value-type="string">
            <text:p>M3.5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25</text:p>
          </table:table-cell>
          <table:table-cell office:value-type="float" office:value="0.3768" calcext:value-type="float">
            <text:p>0.376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054</text:p>
          </table:table-cell>
          <table:table-cell office:value-type="float" office:value="0.081" calcext:value-type="float">
            <text:p>0.081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19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09</text:p>
          </table:table-cell>
          <table:table-cell office:value-type="float" office:value="0.1071" calcext:value-type="float">
            <text:p>0.107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33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484</text:p>
          </table:table-cell>
          <table:table-cell office:value-type="float" office:value="0.5438" calcext:value-type="float">
            <text:p>0.543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591</text:p>
          </table:table-cell>
          <table:table-cell office:value-type="float" office:value="0.0438" calcext:value-type="float">
            <text:p>0.043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Perez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796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00</text:p>
          </table:table-cell>
          <table:table-cell office:value-type="float" office:value="0.076" calcext:value-type="float">
            <text:p>0.076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25</text:p>
          </table:table-cell>
          <table:table-cell office:value-type="float" office:value="0.0402" calcext:value-type="float">
            <text:p>0.040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04</text:p>
          </table:table-cell>
          <table:table-cell office:value-type="float" office:value="0.3338" calcext:value-type="float">
            <text:p>0.333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AB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style-name="ce10"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</text:p>
          </table:table-cell>
          <table:table-cell table:style-name="ce10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49</text:p>
          </table:table-cell>
          <table:table-cell office:value-type="float" office:value="0.1894" calcext:value-type="float">
            <text:p>0.189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AB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3079" calcext:value-type="float">
            <text:p>0.307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</text:p>
          </table:table-cell>
          <table:table-cell table:style-name="ce10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3079" calcext:value-type="float">
            <text:p>0.307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3079" calcext:value-type="float">
            <text:p>0.307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45</text:p>
          </table:table-cell>
          <table:table-cell office:value-type="float" office:value="0.3702" calcext:value-type="float">
            <text:p>0.370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4061+2819155</text:p>
          </table:table-cell>
          <table:table-cell office:value-type="string" calcext:value-type="string">
            <text:p>V892_Tau</text:p>
          </table:table-cell>
          <table:table-cell office:value-type="float" office:value="8.5153" calcext:value-type="float">
            <text:p>8.5153</text:p>
          </table:table-cell>
          <table:table-cell office:value-type="float" office:value="0.1155" calcext:value-type="float">
            <text:p>0.115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279</text:p>
          </table:table-cell>
          <table:table-cell office:value-type="float" office:value="0.3196" calcext:value-type="float">
            <text:p>0.319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84250+2818498</text:p>
          </table:table-cell>
          <table:table-cell office:value-type="string" calcext:value-type="string">
            <text:p>V410_X-ray_7</text:p>
          </table:table-cell>
          <table:table-cell office:value-type="float" office:value="7.9684" calcext:value-type="float">
            <text:p>7.9684</text:p>
          </table:table-cell>
          <table:table-cell office:value-type="float" office:value="0.2572" calcext:value-type="float">
            <text:p>0.257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M0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771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171</text:p>
          </table:table-cell>
          <table:table-cell office:value-type="float" office:value="0.8284" calcext:value-type="float">
            <text:p>0.828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AB</text:p>
          </table:table-cell>
          <table:table-cell office:value-type="float" office:value="7.2674" calcext:value-type="float">
            <text:p>7.267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67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674</text:p>
          </table:table-cell>
          <table:table-cell office:value-type="float" office:value="0.7979" calcext:value-type="float">
            <text:p>0.797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474</text:p>
          </table:table-cell>
          <table:table-cell office:value-type="float" office:value="0.0578" calcext:value-type="float">
            <text:p>0.057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30</text:p>
          </table:table-cell>
          <table:table-cell office:value-type="float" office:value="0.0635" calcext:value-type="float">
            <text:p>0.063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2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uvert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583</text:p>
          </table:table-cell>
          <table:table-cell office:value-type="float" office:value="0.3007" calcext:value-type="float">
            <text:p>0.300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25</text:p>
          </table:table-cell>
          <table:table-cell office:value-type="float" office:value="0.2006" calcext:value-type="float">
            <text:p>0.200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281</text:p>
          </table:table-cell>
          <table:table-cell office:value-type="float" office:value="1.0113" calcext:value-type="float">
            <text:p>1.011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02</text:p>
          </table:table-cell>
          <table:table-cell office:value-type="float" office:value="0.1848" calcext:value-type="float">
            <text:p>0.184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877</text:p>
          </table:table-cell>
          <table:table-cell office:value-type="float" office:value="0.4178" calcext:value-type="float">
            <text:p>0.417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27</text:p>
          </table:table-cell>
          <table:table-cell office:value-type="float" office:value="0.0526" calcext:value-type="float">
            <text:p>0.052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171</text:p>
          </table:table-cell>
          <table:table-cell office:value-type="float" office:value="0.6493" calcext:value-type="float">
            <text:p>0.649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23</text:p>
          </table:table-cell>
          <table:table-cell office:value-type="float" office:value="0.098" calcext:value-type="float">
            <text:p>0.098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881</text:p>
          </table:table-cell>
          <table:table-cell office:value-type="float" office:value="0.138" calcext:value-type="float">
            <text:p>0.138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31</text:p>
          </table:table-cell>
          <table:table-cell office:value-type="float" office:value="0.0991" calcext:value-type="float">
            <text:p>0.09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19</text:p>
          </table:table-cell>
          <table:table-cell office:value-type="float" office:value="0.2829" calcext:value-type="float">
            <text:p>0.282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12</text:p>
          </table:table-cell>
          <table:table-cell office:value-type="float" office:value="0.0657" calcext:value-type="float">
            <text:p>0.065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792</text:p>
          </table:table-cell>
          <table:table-cell office:value-type="float" office:value="1.3096" calcext:value-type="float">
            <text:p>1.309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sella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290</text:p>
          </table:table-cell>
          <table:table-cell office:value-type="float" office:value="0.0583" calcext:value-type="float">
            <text:p>0.058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AB</text:p>
          </table:table-cell>
          <table:table-cell office:value-type="float" office:value="6.2576" calcext:value-type="float">
            <text:p>6.2576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</text:p>
          </table:table-cell>
          <table:table-cell table:style-name="ce10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576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576</text:p>
          </table:table-cell>
          <table:table-cell office:value-type="float" office:value="1.0608" calcext:value-type="float">
            <text:p>1.0608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465</text:p>
          </table:table-cell>
          <table:table-cell office:value-type="float" office:value="0.1351" calcext:value-type="float">
            <text:p>0.135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23</text:p>
          </table:table-cell>
          <table:table-cell office:value-type="float" office:value="0.1098" calcext:value-type="float">
            <text:p>0.109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693</text:p>
          </table:table-cell>
          <table:table-cell office:value-type="float" office:value="0.1364" calcext:value-type="float">
            <text:p>0.136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14</text:p>
          </table:table-cell>
          <table:table-cell office:value-type="float" office:value="0.1721" calcext:value-type="float">
            <text:p>0.172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585</text:p>
          </table:table-cell>
          <table:table-cell office:value-type="float" office:value="0.9282" calcext:value-type="float">
            <text:p>0.928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3539+2503026</text:p>
          </table:table-cell>
          <table:table-cell office:value-type="string" calcext:value-type="string">
            <text:p>FU_Tau_AB</text:p>
          </table:table-cell>
          <table:table-cell office:value-type="float" office:value="7.5981" calcext:value-type="float">
            <text:p>7.5981</text:p>
          </table:table-cell>
          <table:table-cell office:value-type="float" office:value="0.1497" calcext:value-type="float">
            <text:p>0.149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5981</text:p>
          </table:table-cell>
          <table:table-cell office:value-type="float" office:value="0.1497" calcext:value-type="float">
            <text:p>0.149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09</text:p>
          </table:table-cell>
          <table:table-cell office:value-type="float" office:value="1.2887" calcext:value-type="float">
            <text:p>1.288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45</text:p>
          </table:table-cell>
          <table:table-cell office:value-type="float" office:value="0.0519" calcext:value-type="float">
            <text:p>0.051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682</text:p>
          </table:table-cell>
          <table:table-cell office:value-type="float" office:value="0.1831" calcext:value-type="float">
            <text:p>0.183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03</text:p>
          </table:table-cell>
          <table:table-cell office:value-type="float" office:value="0.13" calcext:value-type="float">
            <text:p>0.130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667</text:p>
          </table:table-cell>
          <table:table-cell office:value-type="float" office:value="0.1088" calcext:value-type="float">
            <text:p>0.108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585</text:p>
          </table:table-cell>
          <table:table-cell office:value-type="float" office:value="0.0421" calcext:value-type="float">
            <text:p>0.042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Duvert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152</text:p>
          </table:table-cell>
          <table:table-cell office:value-type="float" office:value="0.2272" calcext:value-type="float">
            <text:p>0.227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099</text:p>
          </table:table-cell>
          <table:table-cell office:value-type="float" office:value="0.6753" calcext:value-type="float">
            <text:p>0.675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AB</text:p>
          </table:table-cell>
          <table:table-cell office:value-type="float" office:value="7.1585" calcext:value-type="float">
            <text:p>7.1585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</text:p>
          </table:table-cell>
          <table:table-cell table:style-name="ce10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585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585</text:p>
          </table:table-cell>
          <table:table-cell office:value-type="float" office:value="0.1532" calcext:value-type="float">
            <text:p>0.153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5" calcext:value-type="float">
            <text:p>5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AB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</text:p>
          </table:table-cell>
          <table:table-cell table:style-name="ce10"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A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440+2606510</text:p>
          </table:table-cell>
          <table:table-cell office:value-type="string" calcext:value-type="string">
            <text:p>FV_Tau/c_B</text:p>
          </table:table-cell>
          <table:table-cell office:value-type="float" office:value="7.1474" calcext:value-type="float">
            <text:p>7.1474</text:p>
          </table:table-cell>
          <table:table-cell office:value-type="float" office:value="0.1354" calcext:value-type="float">
            <text:p>0.135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4983</text:p>
          </table:table-cell>
          <table:table-cell office:value-type="float" office:value="0.1272" calcext:value-type="float">
            <text:p>0.127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70280+2542223</text:p>
          </table:table-cell>
          <table:table-cell office:value-type="string" calcext:value-type="string">
            <text:p>DF_Tau</text:p>
          </table:table-cell>
          <table:table-cell office:value-type="float" office:value="8.0415" calcext:value-type="float">
            <text:p>8.0415</text:p>
          </table:table-cell>
          <table:table-cell office:value-type="float" office:value="0.4213" calcext:value-type="float">
            <text:p>0.421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24</text:p>
          </table:table-cell>
          <table:table-cell office:value-type="float" office:value="0.1461" calcext:value-type="float">
            <text:p>0.146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sella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AB</text:p>
          </table:table-cell>
          <table:table-cell office:value-type="float" office:value="7.5307" calcext:value-type="float">
            <text:p>7.5307</text:p>
          </table:table-cell>
          <table:table-cell office:value-type="float" office:value="0.1435" calcext:value-type="float">
            <text:p>0.143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07</text:p>
          </table:table-cell>
          <table:table-cell office:value-type="float" office:value="0.1435" calcext:value-type="float">
            <text:p>0.143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07</text:p>
          </table:table-cell>
          <table:table-cell office:value-type="float" office:value="0.1435" calcext:value-type="float">
            <text:p>0.143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657</text:p>
          </table:table-cell>
          <table:table-cell office:value-type="float" office:value="0.351" calcext:value-type="float">
            <text:p>0.351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468</text:p>
          </table:table-cell>
          <table:table-cell office:value-type="float" office:value="0.8359" calcext:value-type="float">
            <text:p>0.835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49</text:p>
          </table:table-cell>
          <table:table-cell office:value-type="float" office:value="1.0102" calcext:value-type="float">
            <text:p>1.010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267</text:p>
          </table:table-cell>
          <table:table-cell office:value-type="float" office:value="0.0894" calcext:value-type="float">
            <text:p>0.089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AB</text:p>
          </table:table-cell>
          <table:table-cell office:value-type="float" office:value="7.388" calcext:value-type="float">
            <text:p>7.3880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880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880</text:p>
          </table:table-cell>
          <table:table-cell office:value-type="float" office:value="0.0693" calcext:value-type="float">
            <text:p>0.06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6" calcext:value-type="float">
            <text:p>6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196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176</text:p>
          </table:table-cell>
          <table:table-cell office:value-type="float" office:value="0.0617" calcext:value-type="float">
            <text:p>0.061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263</text:p>
          </table:table-cell>
          <table:table-cell office:value-type="float" office:value="0.1529" calcext:value-type="float">
            <text:p>0.152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399+1813493</text:p>
          </table:table-cell>
          <table:table-cell office:value-type="string" calcext:value-type="string">
            <text:p>UX_Tau_AB</text:p>
          </table:table-cell>
          <table:table-cell office:value-type="float" office:value="7.1468" calcext:value-type="float">
            <text:p>7.146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357+1813494</text:p>
          </table:table-cell>
          <table:table-cell office:value-type="string" calcext:value-type="string">
            <text:p>UX_Tau_Bab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399+1813493</text:p>
          </table:table-cell>
          <table:table-cell office:value-type="string" calcext:value-type="string">
            <text:p>UX_Tau_AC</text:p>
          </table:table-cell>
          <table:table-cell office:value-type="float" office:value="7.1468" calcext:value-type="float">
            <text:p>7.146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357+1813494</text:p>
          </table:table-cell>
          <table:table-cell office:value-type="string" calcext:value-type="string">
            <text:p>UX_Tau_BC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46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float" office:value="7" calcext:value-type="float">
            <text:p>7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09</text:p>
          </table:table-cell>
          <table:table-cell office:value-type="float" office:value="0.0717" calcext:value-type="float">
            <text:p>0.071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495</text:p>
          </table:table-cell>
          <table:table-cell office:value-type="float" office:value="0.1036" calcext:value-type="float">
            <text:p>0.103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163</text:p>
          </table:table-cell>
          <table:table-cell office:value-type="float" office:value="0.533" calcext:value-type="float">
            <text:p>0.533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AB</text:p>
          </table:table-cell>
          <table:table-cell office:value-type="float" office:value="5.8701" calcext:value-type="float">
            <text:p>5.8701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01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01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AB</text:p>
          </table:table-cell>
          <table:table-cell office:value-type="float" office:value="7.781" calcext:value-type="float">
            <text:p>7.7810</text:p>
          </table:table-cell>
          <table:table-cell office:value-type="float" office:value="0.0592" calcext:value-type="float">
            <text:p>0.059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</text:p>
          </table:table-cell>
          <table:table-cell table:style-name="ce10"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10</text:p>
          </table:table-cell>
          <table:table-cell office:value-type="float" office:value="0.0592" calcext:value-type="float">
            <text:p>0.059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879</text:p>
          </table:table-cell>
          <table:table-cell office:value-type="float" office:value="0.1394" calcext:value-type="float">
            <text:p>0.139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5137+2442222</text:p>
          </table:table-cell>
          <table:table-cell office:value-type="string" calcext:value-type="string">
            <text:p>ZZ_Tau</text:p>
          </table:table-cell>
          <table:table-cell office:value-type="float" office:value="7.4505" calcext:value-type="float">
            <text:p>7.4505</text:p>
          </table:table-cell>
          <table:table-cell office:value-type="float" office:value="0.2766" calcext:value-type="float">
            <text:p>0.27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31</text:p>
          </table:table-cell>
          <table:table-cell office:value-type="float" office:value="0.6561" calcext:value-type="float">
            <text:p>0.656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19</text:p>
          </table:table-cell>
          <table:table-cell office:value-type="float" office:value="0.46" calcext:value-type="float">
            <text:p>0.460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40</text:p>
          </table:table-cell>
          <table:table-cell office:value-type="float" office:value="0.044" calcext:value-type="float">
            <text:p>0.044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678</text:p>
          </table:table-cell>
          <table:table-cell office:value-type="float" office:value="0.9142" calcext:value-type="float">
            <text:p>0.914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74.3" calcext:value-type="float">
            <text:p>74.30</text:p>
          </table:table-cell>
          <table:table-cell table:style-name="ce17" office:value-type="float" office:value="0.4" calcext:value-type="float">
            <text:p>0.40</text:p>
          </table:table-cell>
          <table:table-cell office:value-type="float" office:value="0" calcext:value-type="float">
            <text:p>0.0</text:p>
          </table:table-cell>
          <table:table-cell table:style-name="ce10" office:value-type="string" calcext:value-type="string">
            <text:p>ALMA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AB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9089" calcext:value-type="float">
            <text:p>0.908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LMA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9089" calcext:value-type="float">
            <text:p>0.908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LMA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9089" calcext:value-type="float">
            <text:p>0.908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LMA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AB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0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779+1821350</text:p>
          </table:table-cell>
          <table:table-cell office:value-type="string" calcext:value-type="string">
            <text:p>V710_Tau_AB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6.9957</text:p>
          </table:table-cell>
          <table:table-cell office:value-type="float" office:value="0.1113" calcext:value-type="float">
            <text:p>0.111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8995</text:p>
          </table:table-cell>
          <table:table-cell office:value-type="float" office:value="0.0612" calcext:value-type="float">
            <text:p>0.061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653</text:p>
          </table:table-cell>
          <table:table-cell office:value-type="float" office:value="0.1879" calcext:value-type="float">
            <text:p>0.187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46</text:p>
          </table:table-cell>
          <table:table-cell office:value-type="float" office:value="0.0954" calcext:value-type="float">
            <text:p>0.095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463</text:p>
          </table:table-cell>
          <table:table-cell office:value-type="float" office:value="0.097" calcext:value-type="float">
            <text:p>0.097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365</text:p>
          </table:table-cell>
          <table:table-cell office:value-type="float" office:value="0.1206" calcext:value-type="float">
            <text:p>0.120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table:formula="of:=1136.86-14.48"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/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28+1731303</text:p>
          </table:table-cell>
          <table:table-cell office:value-type="string" calcext:value-type="string">
            <text:p>GG_Tau_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41</text:p>
          </table:table-cell>
          <table:table-cell office:value-type="float" office:value="0.0984" calcext:value-type="float">
            <text:p>0.098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float" office:value="1" calcext:value-type="float">
            <text:p>1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34+1731406</text:p>
          </table:table-cell>
          <table:table-cell office:value-type="string" calcext:value-type="string">
            <text:p>GG_Tau_AB</text:p>
          </table:table-cell>
          <table:table-cell office:value-type="float" office:value="6.6598" calcext:value-type="float">
            <text:p>6.6598</text:p>
          </table:table-cell>
          <table:table-cell office:value-type="float" office:value="0.0836" calcext:value-type="float">
            <text:p>0.0836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Andrews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798</text:p>
          </table:table-cell>
          <table:table-cell office:value-type="float" office:value="0.071" calcext:value-type="float">
            <text:p>0.071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08</text:p>
          </table:table-cell>
          <table:table-cell office:value-type="float" office:value="0.0746" calcext:value-type="float">
            <text:p>0.074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282+2552314</text:p>
          </table:table-cell>
          <table:table-cell office:value-type="string" calcext:value-type="string">
            <text:p>UZ_Tau_W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ripathi1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303+2552311</text:p>
          </table:table-cell>
          <table:table-cell office:value-type="string" calcext:value-type="string">
            <text:p>UZ_Tau_E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ripathi1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303+2552311</text:p>
          </table:table-cell>
          <table:table-cell office:value-type="string" calcext:value-type="string">
            <text:p>UZ_Tau_EW</text:p>
          </table:table-cell>
          <table:table-cell office:value-type="float" office:value="7.6222" calcext:value-type="float">
            <text:p>7.6222</text:p>
          </table:table-cell>
          <table:table-cell office:value-type="float" office:value="0.0916" calcext:value-type="float">
            <text:p>0.091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ripathi1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table:formula="of:=8.85+7.75"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table:formula="of:=3.53+3.06"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8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table:formula="of:=3.1+3.53"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781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M8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table:formula="of:=6.63+16.6"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table:formula="of:=2.55+6.59"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35</text:p>
          </table:table-cell>
          <table:table-cell office:value-type="float" office:value="0.272" calcext:value-type="float">
            <text:p>0.272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0622+2409339</text:p>
          </table:table-cell>
          <table:table-cell office:value-type="string" calcext:value-type="string">
            <text:p>GH_Tau_AB</text:p>
          </table:table-cell>
          <table:table-cell office:value-type="float" office:value="7.1639" calcext:value-type="float">
            <text:p>7.1639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table:formula="of:=3.9+2.9"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39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39</text:p>
          </table:table-cell>
          <table:table-cell office:value-type="float" office:value="0.8074" calcext:value-type="float">
            <text:p>0.807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0664+2409549</text:p>
          </table:table-cell>
          <table:table-cell office:value-type="string" calcext:value-type="string">
            <text:p>V807_Tau_AB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0664+2409549</text:p>
          </table:table-cell>
          <table:table-cell office:value-type="string" calcext:value-type="string">
            <text:p>V807_Tau_Bab</text:p>
          </table:table-cell>
          <table:table-cell office:value-type="float" office:value="8.8339" calcext:value-type="float">
            <text:p>8.8339</text:p>
          </table:table-cell>
          <table:table-cell office:value-type="float" office:value="0.6591" calcext:value-type="float">
            <text:p>0.65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M2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23</text:p>
          </table:table-cell>
          <table:table-cell office:value-type="float" office:value="0.4248" calcext:value-type="float">
            <text:p>0.424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17</text:p>
          </table:table-cell>
          <table:table-cell office:value-type="float" office:value="0.95" calcext:value-type="float">
            <text:p>0.9500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20</text:p>
          </table:table-cell>
          <table:table-cell office:value-type="float" office:value="0.2822" calcext:value-type="float">
            <text:p>0.282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35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26</text:p>
          </table:table-cell>
          <table:table-cell office:value-type="float" office:value="0.046" calcext:value-type="float">
            <text:p>0.046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362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1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678+2609492</text:p>
          </table:table-cell>
          <table:table-cell office:value-type="string" calcext:value-type="string">
            <text:p>IS_Tau_AB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4960</text:p>
          </table:table-cell>
          <table:table-cell office:value-type="float" office:value="0.2791" calcext:value-type="float">
            <text:p>0.27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057</text:p>
          </table:table-cell>
          <table:table-cell office:value-type="float" office:value="0.7129" calcext:value-type="float">
            <text:p>0.7129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float" office:value="1" calcext:value-type="float">
            <text:p>1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759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935+1751523</text:p>
          </table:table-cell>
          <table:table-cell office:value-type="string" calcext:value-type="string">
            <text:p>HN_Tau_AB</text:p>
          </table:table-cell>
          <table:table-cell office:value-type="float" office:value="7.322" calcext:value-type="float">
            <text:p>7.3220</text:p>
          </table:table-cell>
          <table:table-cell office:value-type="float" office:value="0.1578" calcext:value-type="float">
            <text:p>0.157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table:formula="of:=15.7+0.54"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20</text:p>
          </table:table-cell>
          <table:table-cell office:value-type="float" office:value="0.1578" calcext:value-type="float">
            <text:p>0.157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17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40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18</text:p>
          </table:table-cell>
          <table:table-cell office:value-type="float" office:value="0.1916" calcext:value-type="float">
            <text:p>0.191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897</text:p>
          </table:table-cell>
          <table:table-cell office:value-type="float" office:value="0.0513" calcext:value-type="float">
            <text:p>0.051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08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5470+2613275</text:p>
          </table:table-cell>
          <table:table-cell office:value-type="string" calcext:value-type="string">
            <text:p>IT_Tau_AB</text:p>
          </table:table-cell>
          <table:table-cell office:value-type="float" office:value="6.1732" calcext:value-type="float">
            <text:p>6.1732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table:formula="of:=15.82+8.79"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32</text:p>
          </table:table-cell>
          <table:table-cell office:value-type="float" office:value="0.0751" calcext:value-type="float">
            <text:p>0.075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281</text:p>
          </table:table-cell>
          <table:table-cell office:value-type="float" office:value="0.1544" calcext:value-type="float">
            <text:p>0.154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888</text:p>
          </table:table-cell>
          <table:table-cell office:value-type="float" office:value="0.1295" calcext:value-type="float">
            <text:p>0.129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1957</text:p>
          </table:table-cell>
          <table:table-cell office:value-type="float" office:value="0.0477" calcext:value-type="float">
            <text:p>0.047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7991</text:p>
          </table:table-cell>
          <table:table-cell office:value-type="float" office:value="0.054" calcext:value-type="float">
            <text:p>0.054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4093+2411087</text:p>
          </table:table-cell>
          <table:table-cell office:value-type="string" calcext:value-type="string">
            <text:p>CoKu_Tau/3_AB</text:p>
          </table:table-cell>
          <table:table-cell office:value-type="float" office:value="7.9855" calcext:value-type="float">
            <text:p>7.9855</text:p>
          </table:table-cell>
          <table:table-cell office:value-type="float" office:value="0.1451" calcext:value-type="float">
            <text:p>0.145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0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table:formula="of:=3.32+14.29"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table:formula="of:=1.84+5.79"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4093+2411087</text:p>
          </table:table-cell>
          <table:table-cell office:value-type="string" calcext:value-type="string">
            <text:p>CoKu_Tau/3_A</text:p>
          </table:table-cell>
          <table:table-cell office:value-type="float" office:value="7.9855" calcext:value-type="float">
            <text:p>7.9855</text:p>
          </table:table-cell>
          <table:table-cell office:value-type="float" office:value="0.1451" calcext:value-type="float">
            <text:p>0.145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4093+2411087</text:p>
          </table:table-cell>
          <table:table-cell office:value-type="string" calcext:value-type="string">
            <text:p>CoKu_Tau/3_B</text:p>
          </table:table-cell>
          <table:table-cell office:value-type="float" office:value="8.2643" calcext:value-type="float">
            <text:p>8.2643</text:p>
          </table:table-cell>
          <table:table-cell office:value-type="float" office:value="0.2627" calcext:value-type="float">
            <text:p>0.262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41</text:p>
          </table:table-cell>
          <table:table-cell office:value-type="float" office:value="0.213" calcext:value-type="float">
            <text:p>0.213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49</text:p>
          </table:table-cell>
          <table:table-cell office:value-type="float" office:value="0.1075" calcext:value-type="float">
            <text:p>0.107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vert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5684+2254360</text:p>
          </table:table-cell>
          <table:table-cell office:value-type="string" calcext:value-type="string">
            <text:p>Haro_6-28_AB</text:p>
          </table:table-cell>
          <table:table-cell office:value-type="float" office:value="6.0766" calcext:value-type="float">
            <text:p>6.0766</text:p>
          </table:table-cell>
          <table:table-cell office:value-type="float" office:value="0.2275" calcext:value-type="float">
            <text:p>0.227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766</text:p>
          </table:table-cell>
          <table:table-cell office:value-type="float" office:value="0.2275" calcext:value-type="float">
            <text:p>0.227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766</text:p>
          </table:table-cell>
          <table:table-cell office:value-type="float" office:value="0.2275" calcext:value-type="float">
            <text:p>0.227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575</text:p>
          </table:table-cell>
          <table:table-cell office:value-type="float" office:value="0.5947" calcext:value-type="float">
            <text:p>0.594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08</text:p>
          </table:table-cell>
          <table:table-cell office:value-type="float" office:value="0.1274" calcext:value-type="float">
            <text:p>0.127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30</text:p>
          </table:table-cell>
          <table:table-cell office:value-type="float" office:value="0.1196" calcext:value-type="float">
            <text:p>0.119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771</text:p>
          </table:table-cell>
          <table:table-cell office:value-type="float" office:value="0.6942" calcext:value-type="float">
            <text:p>0.694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299</text:p>
          </table:table-cell>
          <table:table-cell office:value-type="float" office:value="0.1491" calcext:value-type="float">
            <text:p>0.14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46</text:p>
          </table:table-cell>
          <table:table-cell office:value-type="float" office:value="0.0525" calcext:value-type="float">
            <text:p>0.052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Kwon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85328+2610386</text:p>
          </table:table-cell>
          <table:table-cell office:value-type="string" calcext:value-type="string">
            <text:p>HV_Tau_ABC</text:p>
          </table:table-cell>
          <table:table-cell office:value-type="float" office:value="7.4649" calcext:value-type="float">
            <text:p>7.4649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table:number-columns-repeated="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chene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85328+2610386</text:p>
          </table:table-cell>
          <table:table-cell office:value-type="string" calcext:value-type="string">
            <text:p>HV_Tau_AB</text:p>
          </table:table-cell>
          <table:table-cell office:value-type="float" office:value="7.4649" calcext:value-type="float">
            <text:p>7.4649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Duchene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49</text:p>
          </table:table-cell>
          <table:table-cell office:value-type="float" office:value="0.1154" calcext:value-type="float">
            <text:p>0.115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Duchene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855</text:p>
          </table:table-cell>
          <table:table-cell office:value-type="float" office:value="0.1195" calcext:value-type="float">
            <text:p>0.119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41</text:p>
          </table:table-cell>
          <table:table-cell office:value-type="float" office:value="0.0797" calcext:value-type="float">
            <text:p>0.079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450</text:p>
          </table:table-cell>
          <table:table-cell office:value-type="float" office:value="0.2107" calcext:value-type="float">
            <text:p>0.210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1741+2247533</text:p>
          </table:table-cell>
          <table:table-cell office:value-type="string" calcext:value-type="string">
            <text:p>VY_Tau_AB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1.5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664</text:p>
          </table:table-cell>
          <table:table-cell office:value-type="float" office:value="0.1164" calcext:value-type="float">
            <text:p>0.116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47</text:p>
          </table:table-cell>
          <table:table-cell office:value-type="float" office:value="0.0481" calcext:value-type="float">
            <text:p>0.048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2090+2545021</text:p>
          </table:table-cell>
          <table:table-cell office:value-type="string" calcext:value-type="string">
            <text:p>GN_Tau_AB</text:p>
          </table:table-cell>
          <table:table-cell office:value-type="float" office:value="7.8732" calcext:value-type="float">
            <text:p>7.8732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table:formula="of:=0.47+0.59"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32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32</text:p>
          </table:table-cell>
          <table:table-cell office:value-type="float" office:value="0.1732" calcext:value-type="float">
            <text:p>0.1732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665</text:p>
          </table:table-cell>
          <table:table-cell office:value-type="float" office:value="0.1015" calcext:value-type="float">
            <text:p>0.101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070</text:p>
          </table:table-cell>
          <table:table-cell office:value-type="float" office:value="0.1111" calcext:value-type="float">
            <text:p>0.111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7966</text:p>
          </table:table-cell>
          <table:table-cell office:value-type="float" office:value="0.2372" calcext:value-type="float">
            <text:p>0.237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2993</text:p>
          </table:table-cell>
          <table:table-cell office:value-type="float" office:value="0.1588" calcext:value-type="float">
            <text:p>0.158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358</text:p>
          </table:table-cell>
          <table:table-cell office:value-type="float" office:value="0.4417" calcext:value-type="float">
            <text:p>0.441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02</text:p>
          </table:table-cell>
          <table:table-cell office:value-type="float" office:value="0.4756" calcext:value-type="float">
            <text:p>0.475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1" calcext:value-type="float">
            <text:p>0.43</text:p>
          </table:table-cell>
          <table:table-cell office:value-type="string" calcext:value-type="string">
            <text:p>Hardy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04950+2551191</text:p>
          </table:table-cell>
          <table:table-cell office:value-type="string" calcext:value-type="string">
            <text:p>JH_223_AB</text:p>
          </table:table-cell>
          <table:table-cell office:value-type="float" office:value="7.1459" calcext:value-type="float">
            <text:p>7.1459</text:p>
          </table:table-cell>
          <table:table-cell office:value-type="float" office:value="0.0552" calcext:value-type="float">
            <text:p>0.055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table:formula="of:=1.7+0.76"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459</text:p>
          </table:table-cell>
          <table:table-cell office:value-type="float" office:value="0.0552" calcext:value-type="float">
            <text:p>0.055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08</text:p>
          </table:table-cell>
          <table:table-cell office:value-type="float" office:value="0.1346" calcext:value-type="float">
            <text:p>0.134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07</text:p>
          </table:table-cell>
          <table:table-cell office:value-type="float" office:value="0.2104" calcext:value-type="float">
            <text:p>0.210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770</text:p>
          </table:table-cell>
          <table:table-cell office:value-type="float" office:value="0.2541" calcext:value-type="float">
            <text:p>0.254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11681+2840000</text:p>
          </table:table-cell>
          <table:table-cell office:value-type="string" calcext:value-type="string">
            <text:p>CoKu_Tau/4</text:p>
          </table:table-cell>
          <table:table-cell office:value-type="float" office:value="5.8635" calcext:value-type="float">
            <text:p>5.8635</text:p>
          </table:table-cell>
          <table:table-cell office:value-type="float" office:value="0.2457" calcext:value-type="float">
            <text:p>0.245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1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176</text:p>
          </table:table-cell>
          <table:table-cell office:value-type="float" office:value="1.0374" calcext:value-type="float">
            <text:p>1.037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587</text:p>
          </table:table-cell>
          <table:table-cell office:value-type="float" office:value="0.3839" calcext:value-type="float">
            <text:p>0.383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40</text:p>
          </table:table-cell>
          <table:table-cell office:value-type="float" office:value="0.3778" calcext:value-type="float">
            <text:p>0.377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42</text:p>
          </table:table-cell>
          <table:table-cell office:value-type="float" office:value="0.2017" calcext:value-type="float">
            <text:p>0.201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20777+2523118</text:p>
          </table:table-cell>
          <table:table-cell office:value-type="string" calcext:value-type="string">
            <text:p>V955_Tau_AB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Dutrey9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452</text:p>
          </table:table-cell>
          <table:table-cell office:value-type="float" office:value="0.4846" calcext:value-type="float">
            <text:p>0.484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41</text:p>
          </table:table-cell>
          <table:table-cell office:value-type="float" office:value="0.1227" calcext:value-type="float">
            <text:p>0.1227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23769+2515374</text:p>
          </table:table-cell>
          <table:table-cell office:value-type="string" calcext:value-type="string">
            <text:p>DP_Tau_AB</text:p>
          </table:table-cell>
          <table:table-cell office:value-type="float" office:value="7.0515" calcext:value-type="float">
            <text:p>7.0515</text:p>
          </table:table-cell>
          <table:table-cell office:value-type="float" office:value="0.6518" calcext:value-type="float">
            <text:p>0.6518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0.5</text:p>
          </table:table-cell>
          <table:table-cell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78" calcext:value-type="float">
            <text:p>0.8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15</text:p>
          </table:table-cell>
          <table:table-cell office:value-type="float" office:value="0.6518" calcext:value-type="float">
            <text:p>0.6518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15</text:p>
          </table:table-cell>
          <table:table-cell office:value-type="float" office:value="0.6518" calcext:value-type="float">
            <text:p>0.6518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171</text:p>
          </table:table-cell>
          <table:table-cell office:value-type="float" office:value="0.048" calcext:value-type="float">
            <text:p>0.048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22</text:p>
          </table:table-cell>
          <table:table-cell office:value-type="float" office:value="0.1245" calcext:value-type="float">
            <text:p>0.124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15</text:p>
          </table:table-cell>
          <table:table-cell office:value-type="float" office:value="0.1363" calcext:value-type="float">
            <text:p>0.136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570</text:p>
          </table:table-cell>
          <table:table-cell office:value-type="float" office:value="0.0571" calcext:value-type="float">
            <text:p>0.057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65305+1700001</text:p>
          </table:table-cell>
          <table:table-cell office:value-type="string" calcext:value-type="string">
            <text:p>DQ_Tau</text:p>
          </table:table-cell>
          <table:table-cell office:value-type="float" office:value="5.0646" calcext:value-type="float">
            <text:p>5.0646</text:p>
          </table:table-cell>
          <table:table-cell office:value-type="float" office:value="0.0518" calcext:value-type="float">
            <text:p>0.051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AB</text:p>
          </table:table-cell>
          <table:table-cell office:value-type="float" office:value="5.8634" calcext:value-type="float">
            <text:p>5.8634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ABC</text:p>
          </table:table-cell>
          <table:table-cell office:value-type="float" office:value="5.0284" calcext:value-type="float">
            <text:p>5.0284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table:formula="of:=2.1+38.5"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34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34</text:p>
          </table:table-cell>
          <table:table-cell office:value-type="float" office:value="0.1871" calcext:value-type="float">
            <text:p>0.187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?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284</text:p>
          </table:table-cell>
          <table:table-cell office:value-type="float" office:value="0.0662" calcext:value-type="float">
            <text:p>0.066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10</text:p>
          </table:table-cell>
          <table:table-cell office:value-type="float" office:value="0.0646" calcext:value-type="float">
            <text:p>0.064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865</text:p>
          </table:table-cell>
          <table:table-cell office:value-type="float" office:value="0.0442" calcext:value-type="float">
            <text:p>0.044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14737+3047134</text:p>
          </table:table-cell>
          <table:table-cell office:value-type="string" calcext:value-type="string">
            <text:p>UY_Aur_AB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table:formula="of:=48.4+18.27"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table:formula="of:=20.83+7.87"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table:formula="of:=5.4+1.7"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ang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ang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264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float" office:value="2" calcext:value-type="float">
            <text:p>2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ang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42368+1709534</text:p>
          </table:table-cell>
          <table:table-cell office:value-type="string" calcext:value-type="string">
            <text:p>St_34_ABC</text:p>
          </table:table-cell>
          <table:table-cell office:value-type="float" office:value="7.0061" calcext:value-type="float">
            <text:p>7.0061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42368+1709534</text:p>
          </table:table-cell>
          <table:table-cell office:value-type="string" calcext:value-type="string">
            <text:p>St_34_AB</text:p>
          </table:table-cell>
          <table:table-cell office:value-type="float" office:value="7.0061" calcext:value-type="float">
            <text:p>7.0061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061</text:p>
          </table:table-cell>
          <table:table-cell office:value-type="float" office:value="0.0566" calcext:value-type="float">
            <text:p>0.056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float" office:value="16" calcext:value-type="float">
            <text:p>16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42</text:p>
          </table:table-cell>
          <table:table-cell office:value-type="float" office:value="0.0829" calcext:value-type="float">
            <text:p>0.082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float" office:value="7" calcext:value-type="float">
            <text:p>7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21</text:p>
          </table:table-cell>
          <table:table-cell office:value-type="float" office:value="0.0974" calcext:value-type="float">
            <text:p>0.097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00</text:p>
          </table:table-cell>
          <table:table-cell office:value-type="float" office:value="0.0571" calcext:value-type="float">
            <text:p>0.057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669</text:p>
          </table:table-cell>
          <table:table-cell office:value-type="float" office:value="0.1754" calcext:value-type="float">
            <text:p>0.1754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float" office:value="1" calcext:value-type="float">
            <text:p>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895</text:p>
          </table:table-cell>
          <table:table-cell office:value-type="float" office:value="0.1886" calcext:value-type="float">
            <text:p>0.1886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14</text:p>
          </table:table-cell>
          <table:table-cell office:value-type="float" office:value="0.3405" calcext:value-type="float">
            <text:p>0.340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39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float" office:value="18" calcext:value-type="float">
            <text:p>18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28</text:p>
          </table:table-cell>
          <table:table-cell office:value-type="float" office:value="0.3688" calcext:value-type="float">
            <text:p>0.368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15</text:p>
          </table:table-cell>
          <table:table-cell office:value-type="float" office:value="0.0761" calcext:value-type="float">
            <text:p>0.076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float" office:value="19" calcext:value-type="float">
            <text:p>19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Guilloteau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8970</text:p>
          </table:table-cell>
          <table:table-cell office:value-type="float" office:value="0.0432" calcext:value-type="float">
            <text:p>0.043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float" office:value="1" calcext:value-type="float">
            <text:p>1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Ricci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559</text:p>
          </table:table-cell>
          <table:table-cell office:value-type="float" office:value="0.0819" calcext:value-type="float">
            <text:p>0.081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52286+2531312</text:p>
          </table:table-cell>
          <table:table-cell office:value-type="string" calcext:value-type="string">
            <text:p>CIDA_9_AB</text:p>
          </table:table-cell>
          <table:table-cell office:value-type="float" office:value="5.8185" calcext:value-type="float">
            <text:p>5.8185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185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float" office:value="1" calcext:value-type="float">
            <text:p>1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33</text:p>
          </table:table-cell>
          <table:table-cell office:value-type="float" office:value="0.2099" calcext:value-type="float">
            <text:p>0.2099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?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62332+2432199</text:p>
          </table:table-cell>
          <table:table-cell office:value-type="string" calcext:value-type="string">
            <text:p>CIDA_11_AB</text:p>
          </table:table-cell>
          <table:table-cell office:value-type="float" office:value="6.6181" calcext:value-type="float">
            <text:p>6.6181</text:p>
          </table:table-cell>
          <table:table-cell office:value-type="float" office:value="0.4178" calcext:value-type="float">
            <text:p>0.4178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3.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74953+3024050</text:p>
          </table:table-cell>
          <table:table-cell office:value-type="string" calcext:value-type="string">
            <text:p>RW_Aur_AB</text:p>
          </table:table-cell>
          <table:table-cell office:value-type="float" office:value="6.1157" calcext:value-type="float">
            <text:p>6.1157</text:p>
          </table:table-cell>
          <table:table-cell office:value-type="float" office:value="0.0665" calcext:value-type="float">
            <text:p>0.066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table:formula="of:=85.62+12.18"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table:formula="of:=36.31+4.61"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Cabrit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157</text:p>
          </table:table-cell>
          <table:table-cell office:value-type="float" office:value="0.0665" calcext:value-type="float">
            <text:p>0.0665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Cabrit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35</text:p>
          </table:table-cell>
          <table:table-cell office:value-type="float" office:value="0.9023" calcext:value-type="float">
            <text:p>0.9023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Cabrit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652</text:p>
          </table:table-cell>
          <table:table-cell office:value-type="float" office:value="0.088" calcext:value-type="float">
            <text:p>0.0880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chaefer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05</text:p>
          </table:table-cell>
          <table:table-cell office:value-type="float" office:value="0.0672" calcext:value-type="float">
            <text:p>0.0672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Chapillon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05</text:p>
          </table:table-cell>
          <table:table-cell office:value-type="float" office:value="0.0821" calcext:value-type="float">
            <text:p>0.0821</text:p>
          </table:table-cell>
          <table:table-cell office:value-type="string" calcext:value-type="string">
            <text:p>GaiaDR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Banzatti11</text:p>
          </table:table-cell>
          <table:table-cell table:number-columns-repeated="996"/>
        </table:table-row>
        <table:table-row table:style-name="ro1" table:number-rows-repeated="104830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P0" style:volatile="true">
      <number:number number:decimal-places="1" number:min-integer-digits="1"/>
    </number:number-style>
    <number:number-style style:name="N123">
      <style:text-properties fo:color="#ff0000"/>
      <number:text>-</number:text>
      <number:number number:decimal-places="1" number:min-integer-digits="1"/>
      <style:map style:condition="value()&gt;=0" style:apply-style-name="N123P0"/>
    </number:number-style>
    <number:number-style style:name="N124P0" style:volatile="true"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number:number-style style:name="N125">
      <number:number number:decimal-places="3" number:min-integer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text>-</number:text>
      <number:number number:decimal-places="0" number:min-integer-digits="1"/>
      <style:map style:condition="value()&gt;=0" style:apply-style-name="N126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 style:data-style-name="N2" text:time-value="08:50:31.576985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Andrews</meta:initial-creator>
    <meta:creation-date>2019-04-23T14:23:14.911659661</meta:creation-date>
    <dc:date>2019-05-02T13:51:05.452999912</dc:date>
    <dc:creator>Sean Andrews</dc:creator>
    <meta:editing-duration>P2DT5H27M37S</meta:editing-duration>
    <meta:editing-cycles>234</meta:editing-cycles>
    <meta:generator>LibreOffice/4.3.7.2$Linux_X86_64 LibreOffice_project/430$Build-2</meta:generator>
    <meta:document-statistic meta:table-count="1" meta:cell-count="7280" meta:object-count="0"/>
  </office:meta>
</office:document-meta>
</file>